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Arrow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0000" draw:marker-start="Arrow" draw:marker-end="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marker-end="Arrow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fo:wrap-option="wrap"/>
    </style:style>
    <style:style style:name="gr10" style:family="graphic" style:parent-style-name="standard">
      <style:graphic-properties svg:stroke-color="#e67814" draw:marker-end="Arrow" draw:marker-end-width="0.3cm" draw:fill="solid" draw:fill-color="#ffffff" draw:textarea-horizontal-align="center" draw:textarea-vertical-align="middle"/>
    </style:style>
    <style:style style:name="gr11" style:family="graphic" style:parent-style-name="standard">
      <style:graphic-properties svg:stroke-color="#1c82b9" draw:marker-end="Arrow" draw:marker-end-width="0.3cm"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3" style:family="graphic" style:parent-style-name="standard">
      <style:graphic-properties draw:stroke="dash" draw:stroke-dash="Ultrafine_20_Dashed" svg:stroke-color="#000000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style:text-position="0% 100%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3" draw:layer="layout" svg:width="2cm" svg:height="1.5cm" svg:x="5cm" svg:y="3cm">
          <text:p text:style-name="P1"><text:span text:style-name="T1">y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4" draw:layer="layout" svg:width="2cm" svg:height="1.5cm" svg:x="9.5cm" svg:y="3cm">
          <text:p text:style-name="P1"><text:span text:style-name="T1">dhcp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6" draw:layer="layout" svg:width="2cm" svg:height="1.5cm" svg:x="12cm" svg:y="3cm">
          <text:p text:style-name="P1"><text:span text:style-name="T1">dh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7" draw:layer="layout" svg:width="2cm" svg:height="1.5cm" svg:x="14.5cm" svg:y="3cm">
          <text:p text:style-name="P1"><text:span text:style-name="T1">dhcp6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1" draw:layer="layout" svg:width="2.5cm" svg:height="1.5cm" svg:x="1.5cm" svg:y="3cm">
          <text:p text:style-name="P1"><text:span text:style-name="T1">N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8" draw:layer="layout" svg:width="2cm" svg:height="1.5cm" svg:x="17cm" svg:y="3cm">
          <text:p text:style-name="P1"><text:span text:style-name="T1">P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2" draw:layer="layout" svg:width="2.5cm" svg:height="1cm" svg:x="1.5cm" svg:y="13cm">
          <text:p text:style-name="P1"><text:span text:style-name="T1">resolv.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2.5cm" svg:height="1cm" svg:x="13cm" svg:y="10cm">
          <text:p text:style-name="P1"><text:span text:style-name="T1">yp.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0" draw:layer="layout" svg:width="2.5cm" svg:height="1cm" svg:x="16cm" svg:y="10cm">
          <text:p text:style-name="P1"><text:span text:style-name="T1">ntp.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4cm" svg:height="1.5cm" svg:x="3.5cm" svg:y="10cm">
          <text:p text:style-name="P1"><text:span text:style-name="T1">modify_resolvconf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cm" svg:height="1cm" svg:x="3.5cm" svg:y="1.5cm">
          <draw:text-box>
            <text:p text:style-name="P3">Situation before netconfig (until openSUSE 11.0)</text:p>
          </draw:text-box>
        </draw:frame>
        <draw:custom-shape draw:style-name="gr1" draw:text-style-name="P2" draw:id="id1" draw:layer="layout" svg:width="2cm" svg:height="1.5cm" svg:x="2cm" svg:y="17.5cm">
          <text:p text:style-name="P1"><text:span text:style-name="T1">y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2cm" svg:height="1.5cm" svg:x="6.5cm" svg:y="18cm">
          <text:p text:style-name="P1"><text:span text:style-name="T1">dhcp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4" draw:layer="layout" svg:width="2cm" svg:height="1.5cm" svg:x="14cm" svg:y="18cm">
          <text:p text:style-name="P1"><text:span text:style-name="T1">dh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2" draw:layer="layout" svg:width="2cm" svg:height="1.5cm" svg:x="9cm" svg:y="18cm">
          <text:p text:style-name="P1"><text:span text:style-name="T1">dhcp6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1" draw:layer="layout" svg:width="2cm" svg:height="1.5cm" svg:x="16.5cm" svg:y="19.5cm">
          <text:p text:style-name="P1"><text:span text:style-name="T1">N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3" draw:layer="layout" svg:width="2cm" svg:height="1.5cm" svg:x="11.5cm" svg:y="18cm">
          <text:p text:style-name="P1"><text:span text:style-name="T1">P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2.5cm" svg:height="1cm" svg:x="4.5cm" svg:y="26.5cm">
          <text:p text:style-name="P1"><text:span text:style-name="T1">resolv.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2.5cm" svg:height="1cm" svg:x="7.5cm" svg:y="26.5cm">
          <text:p text:style-name="P1"><text:span text:style-name="T1">yp.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4cm" svg:height="1cm" svg:x="10.5cm" svg:y="26.5cm">
          <text:p text:style-name="P1"><text:span text:style-name="T1">ntp runtime 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4.5cm" svg:height="1cm" svg:x="7.5cm" svg:y="21.5cm">
          <text:p text:style-name="P1"><text:span text:style-name="T1">net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1.5cm" svg:height="1cm" svg:x="7.5cm" svg:y="22.5cm">
          <text:p text:style-name="P1"><text:span text:style-name="T1">d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1.5cm" svg:height="1cm" svg:x="9cm" svg:y="22.5cm">
          <text:p text:style-name="P1"><text:span text:style-name="T1">ni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9" draw:layer="layout" svg:width="1.5cm" svg:height="1cm" svg:x="10.5cm" svg:y="22.5cm">
          <text:p text:style-name="P1"><text:span text:style-name="T1">nt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2cm" svg:height="4cm" svg:x="2cm" svg:y="21cm">
          <text:p text:style-name="P1"><text:span text:style-name="T1">Sysconfig:</text:span></text:p>
          <text:p text:style-name="P1"><text:span text:style-name="T1">static</text:span></text:p>
          <text:p text:style-name="P1"><text:span text:style-name="T1">values</text:span></text:p>
          <text:p text:style-name="P1"><text:span text:style-name="T1">and the</text:span></text:p>
          <text:p text:style-name="P1"><text:span text:style-name="T1">poli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line-skew="-0.501cm" svg:x1="2.999cm" svg:y1="19cm" svg:x2="3cm" svg:y2="21cm" draw:start-shape="id1" draw:start-glue-point="6" draw:end-shape="id2" draw:end-glue-point="0" svg:d="m2999 19000v500h1v1500">
          <text:p/>
        </draw:connector>
        <draw:connector draw:style-name="gr5" draw:text-style-name="P5" draw:layer="layout" svg:x1="4cm" svg:y1="23cm" svg:x2="7.5cm" svg:y2="23cm" draw:start-shape="id2" draw:start-glue-point="1" draw:end-shape="id3" draw:end-glue-point="3" svg:d="m4000 23000h3500">
          <text:p/>
        </draw:connector>
        <draw:frame draw:style-name="gr6" draw:text-style-name="P6" draw:layer="layout" svg:width="1.5cm" svg:height="0.725cm" svg:x="1.5cm" svg:y="20.275cm">
          <draw:text-box>
            <text:p text:style-name="P3"><text:span text:style-name="T1">write</text:span></text:p>
          </draw:text-box>
        </draw:frame>
        <draw:frame draw:style-name="gr7" draw:text-style-name="P7" draw:layer="layout" svg:width="1.353cm" svg:height="0.725cm" svg:x="5cm" svg:y="22.339cm">
          <draw:text-box>
            <text:p text:style-name="P3"><text:span text:style-name="T1">read</text:span></text:p>
          </draw:text-box>
        </draw:frame>
        <draw:connector draw:style-name="gr8" draw:text-style-name="P2" draw:layer="layout" svg:x1="4cm" svg:y1="18.249cm" svg:x2="7.5cm" svg:y2="22cm" draw:start-shape="id1" draw:start-glue-point="7" draw:end-shape="id4" draw:end-glue-point="3" svg:d="m4000 18249h1751v3751h1749">
          <text:p/>
        </draw:connector>
        <draw:connector draw:style-name="gr8" draw:text-style-name="P2" draw:layer="layout" draw:line-skew="-0.001cm" svg:x1="7.499cm" svg:y1="19.5cm" svg:x2="9.75cm" svg:y2="21.5cm" draw:start-shape="id5" draw:start-glue-point="6" draw:end-shape="id4" draw:end-glue-point="0" svg:d="m7499 19500v1000h2251v1000">
          <text:p/>
        </draw:connector>
        <draw:frame draw:style-name="gr7" draw:text-style-name="P8" draw:layer="layout" svg:width="4.968cm" svg:height="0.645cm" svg:x="7.5cm" svg:y="20cm">
          <draw:text-box>
            <text:p text:style-name="P3"><text:span text:style-name="T2">provide settings and execute</text:span></text:p>
          </draw:text-box>
        </draw:frame>
        <draw:connector draw:style-name="gr8" draw:text-style-name="P2" draw:layer="layout" svg:x1="8.25cm" svg:y1="23.5cm" svg:x2="5.75cm" svg:y2="26.5cm" draw:start-shape="id3" draw:start-glue-point="2" draw:end-shape="id6" svg:d="m8250 23500v1500h-2500v1500">
          <text:p/>
        </draw:connector>
        <draw:connector draw:style-name="gr8" draw:text-style-name="P2" draw:layer="layout" svg:x1="9.75cm" svg:y1="23.5cm" svg:x2="8.75cm" svg:y2="26.5cm" draw:start-shape="id7" draw:start-glue-point="2" draw:end-shape="id8" draw:end-glue-point="0" svg:d="m9750 23500v1500h-1000v1500">
          <text:p/>
        </draw:connector>
        <draw:connector draw:style-name="gr8" draw:text-style-name="P2" draw:layer="layout" svg:x1="11.25cm" svg:y1="23.5cm" svg:x2="12.5cm" svg:y2="26.5cm" draw:start-shape="id9" draw:start-glue-point="2" draw:end-shape="id10" draw:end-glue-point="0" svg:d="m11250 23500v1500h1250v1500">
          <text:p/>
        </draw:connector>
        <draw:frame draw:style-name="gr7" draw:text-style-name="P7" draw:layer="layout" svg:width="1.391cm" svg:height="0.725cm" svg:x="11cm" svg:y="25.275cm">
          <draw:text-box>
            <text:p text:style-name="P3"><text:span text:style-name="T1">write</text:span></text:p>
          </draw:text-box>
        </draw:frame>
        <draw:frame draw:style-name="gr7" draw:text-style-name="P7" draw:layer="layout" svg:width="1.391cm" svg:height="0.725cm" svg:x="9cm" svg:y="25.275cm">
          <draw:text-box>
            <text:p text:style-name="P3"><text:span text:style-name="T1">write</text:span></text:p>
          </draw:text-box>
        </draw:frame>
        <draw:frame draw:style-name="gr7" draw:text-style-name="P7" draw:layer="layout" svg:width="1.391cm" svg:height="0.725cm" svg:x="6cm" svg:y="25.275cm">
          <draw:text-box>
            <text:p text:style-name="P3"><text:span text:style-name="T1">write</text:span></text:p>
          </draw:text-box>
        </draw:frame>
        <draw:frame draw:style-name="gr2" draw:text-style-name="P3" draw:layer="layout" svg:width="14.5cm" svg:height="1cm" svg:x="3.5cm" svg:y="16cm">
          <draw:text-box>
            <text:p text:style-name="P3">Situation with netconfig (openSUSE 11.1, SLE 11)</text:p>
          </draw:text-box>
        </draw:frame>
        <draw:custom-shape draw:style-name="gr9" draw:text-style-name="P9" draw:layer="layout" svg:width="6cm" svg:height="3.5cm" svg:x="13.5cm" svg:y="22.5cm">
          <text:p text:style-name="P1"><text:span text:style-name="T2">Netconfig reads the static configuration values from sysconfig, merges them (depending on a policy) with the dynamic values from dhcp/ppp interfaces and writes the configuration files. <text:s/></text:span></text:p>
          <draw:enhanced-geometry svg:viewBox="0 0 21600 21600" draw:text-areas="800 800 20800 20800" draw:type="round-rectangular-callout" draw:modifiers="-5406.29895017497 -1357.3264781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2" draw:layer="layout" svg:x1="2.749cm" svg:y1="4.5cm" svg:x2="2.75cm" svg:y2="13cm" draw:start-shape="id11" draw:start-glue-point="6" draw:end-shape="id12" svg:d="m2749 4500v4251h1v4249">
          <text:p/>
        </draw:connector>
        <draw:connector draw:style-name="gr8" draw:text-style-name="P2" draw:layer="layout" draw:line-skew="-3.251cm" svg:x1="5.999cm" svg:y1="4.5cm" svg:x2="2.75cm" svg:y2="13cm" draw:start-shape="id13" draw:start-glue-point="6" draw:end-shape="id12" draw:end-glue-point="0" svg:d="m5999 4500v1000h-3249v7500">
          <text:p/>
        </draw:connector>
        <draw:connector draw:style-name="gr8" draw:text-style-name="P2" draw:layer="layout" draw:line-skew="-0.751cm" svg:x1="10.499cm" svg:y1="4.5cm" svg:x2="5.5cm" svg:y2="10cm" draw:start-shape="id14" draw:start-glue-point="6" draw:end-shape="id15" draw:end-glue-point="0" svg:d="m10499 4500v2000h-4999v3500">
          <text:p/>
        </draw:connector>
        <draw:connector draw:style-name="gr8" draw:text-style-name="P2" draw:layer="layout" draw:line-skew="-0.751cm" svg:x1="12.999cm" svg:y1="4.5cm" svg:x2="5.5cm" svg:y2="10cm" draw:start-shape="id16" draw:start-glue-point="6" draw:end-shape="id15" draw:end-glue-point="0" svg:d="m12999 4500v2000h-7499v3500">
          <text:p/>
        </draw:connector>
        <draw:connector draw:style-name="gr8" draw:text-style-name="P2" draw:layer="layout" draw:line-skew="-0.751cm" svg:x1="15.499cm" svg:y1="4.5cm" svg:x2="5.5cm" svg:y2="10cm" draw:start-shape="id17" draw:start-glue-point="6" draw:end-shape="id15" draw:end-glue-point="0" svg:d="m15499 4500v2000h-9999v3500">
          <text:p/>
        </draw:connector>
        <draw:connector draw:style-name="gr8" draw:text-style-name="P2" draw:layer="layout" draw:line-skew="-0.751cm" svg:x1="17.999cm" svg:y1="4.5cm" svg:x2="5.5cm" svg:y2="10cm" draw:start-shape="id18" draw:start-glue-point="6" draw:end-shape="id15" draw:end-glue-point="0" svg:d="m17999 4500v2000h-12499v3500">
          <text:p/>
        </draw:connector>
        <draw:connector draw:style-name="gr8" draw:text-style-name="P2" draw:layer="layout" svg:x1="5.5cm" svg:y1="11.5cm" svg:x2="2.75cm" svg:y2="13cm" draw:start-shape="id15" draw:start-glue-point="2" draw:end-shape="id12" draw:end-glue-point="0" svg:d="m5500 11500v750h-2750v750">
          <text:p/>
        </draw:connector>
        <draw:frame draw:style-name="gr7" draw:text-style-name="P7" draw:layer="layout" svg:width="1.391cm" svg:height="0.725cm" svg:x="1.5cm" svg:y="11.5cm">
          <draw:text-box>
            <text:p text:style-name="P3"><text:span text:style-name="T1">write</text:span></text:p>
          </draw:text-box>
        </draw:frame>
        <draw:frame draw:style-name="gr7" draw:text-style-name="P7" draw:layer="layout" svg:width="1.988cm" svg:height="0.725cm" svg:x="5.512cm" svg:y="9cm">
          <draw:text-box>
            <text:p text:style-name="P3"><text:span text:style-name="T1">execute</text:span></text:p>
          </draw:text-box>
        </draw:frame>
        <draw:connector draw:style-name="gr10" draw:text-style-name="P2" draw:layer="layout" draw:line-skew="0.249cm" svg:x1="5.999cm" svg:y1="4.5cm" svg:x2="14.25cm" svg:y2="10cm" draw:start-shape="id13" draw:start-glue-point="6" draw:end-shape="id19" draw:end-glue-point="0" svg:d="m5999 4500v3000h8251v2500">
          <text:p/>
        </draw:connector>
        <draw:connector draw:style-name="gr10" draw:text-style-name="P2" draw:layer="layout" draw:line-skew="0.249cm" svg:x1="10.499cm" svg:y1="4.5cm" svg:x2="14.25cm" svg:y2="10cm" draw:start-shape="id14" draw:start-glue-point="6" draw:end-shape="id19" draw:end-glue-point="0" svg:d="m10499 4500v3000h3751v2500">
          <text:p/>
        </draw:connector>
        <draw:connector draw:style-name="gr10" draw:text-style-name="P2" draw:layer="layout" draw:line-skew="0.249cm" svg:x1="12.999cm" svg:y1="4.5cm" svg:x2="14.25cm" svg:y2="10cm" draw:start-shape="id16" draw:start-glue-point="6" draw:end-shape="id19" draw:end-glue-point="0" svg:d="m12999 4500v3000h1251v2500">
          <text:p/>
        </draw:connector>
        <draw:frame draw:style-name="gr7" draw:text-style-name="P7" draw:layer="layout" svg:width="1.391cm" svg:height="0.725cm" svg:x="13cm" svg:y="8.775cm">
          <draw:text-box>
            <text:p text:style-name="P3"><text:span text:style-name="T1">write</text:span></text:p>
          </draw:text-box>
        </draw:frame>
        <draw:connector draw:style-name="gr11" draw:text-style-name="P2" draw:layer="layout" draw:line-skew="-0.251cm" svg:x1="5.999cm" svg:y1="4.5cm" svg:x2="17.25cm" svg:y2="10cm" draw:start-shape="id13" draw:start-glue-point="6" draw:end-shape="id20" draw:end-glue-point="0" svg:d="m5999 4500v2500h11251v3000">
          <text:p/>
        </draw:connector>
        <draw:connector draw:style-name="gr11" draw:text-style-name="P2" draw:layer="layout" draw:line-skew="-0.251cm" svg:x1="10.499cm" svg:y1="4.5cm" svg:x2="17.25cm" svg:y2="10cm" draw:start-shape="id14" draw:start-glue-point="6" draw:end-shape="id20" draw:end-glue-point="0" svg:d="m10499 4500v2500h6751v3000">
          <text:p/>
        </draw:connector>
        <draw:connector draw:style-name="gr11" draw:text-style-name="P2" draw:layer="layout" draw:line-skew="-0.251cm" svg:x1="12.999cm" svg:y1="4.5cm" svg:x2="17.25cm" svg:y2="10cm" draw:start-shape="id16" draw:start-glue-point="6" draw:end-shape="id20" draw:end-glue-point="0" svg:d="m12999 4500v2500h4251v3000">
          <text:p/>
        </draw:connector>
        <draw:frame draw:style-name="gr7" draw:text-style-name="P7" draw:layer="layout" svg:width="1.391cm" svg:height="0.725cm" svg:x="17.105cm" svg:y="8.775cm">
          <draw:text-box>
            <text:p text:style-name="P3"><text:span text:style-name="T1">write</text:span></text:p>
          </draw:text-box>
        </draw:frame>
        <draw:custom-shape draw:style-name="gr9" draw:text-style-name="P9" draw:layer="layout" svg:width="9.5cm" svg:height="3cm" svg:x="8.5cm" svg:y="11.5cm">
          <text:p text:style-name="P1"><text:span text:style-name="T1">Almost every service is writing individually to the configuration files and overwrites settings of other services. Previous states cannot be restored in some cases.</text:span></text:p>
          <draw:enhanced-geometry svg:viewBox="0 0 21600 21600" draw:text-areas="800 800 20800 20800" draw:type="round-rectangular-callout" draw:modifiers="2930.47047679192 -10882.77240919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8" draw:layer="layout" svg:width="1.734cm" svg:height="0.645cm" svg:x="4cm" svg:y="18.355cm">
          <draw:text-box>
            <text:p text:style-name="P3"><text:span text:style-name="T2">execute</text:span></text:p>
          </draw:text-box>
        </draw:frame>
        <draw:connector draw:style-name="gr8" draw:text-style-name="P2" draw:layer="layout" svg:x1="17.499cm" svg:y1="21cm" svg:x2="12cm" svg:y2="22cm" draw:start-shape="id21" draw:start-glue-point="6" draw:end-shape="id4" draw:end-glue-point="1" svg:d="m17499 21000v1000h-5499">
          <text:p/>
        </draw:connector>
        <draw:connector draw:style-name="gr8" draw:text-style-name="P2" draw:layer="layout" svg:x1="9.999cm" svg:y1="19.5cm" svg:x2="9.75cm" svg:y2="21.5cm" draw:start-shape="id22" draw:start-glue-point="6" draw:end-shape="id4" draw:end-glue-point="0" svg:d="m9999 19500v1001h-249v999">
          <text:p/>
        </draw:connector>
        <draw:connector draw:style-name="gr8" draw:text-style-name="P2" draw:layer="layout" draw:line-skew="-0.001cm" svg:x1="12.5cm" svg:y1="19.5cm" svg:x2="9.75cm" svg:y2="21.5cm" draw:start-shape="id23" draw:end-shape="id4" svg:d="m12500 19500v1000h-2750v1000">
          <text:p/>
        </draw:connector>
        <draw:connector draw:style-name="gr8" draw:text-style-name="P2" draw:layer="layout" svg:x1="14.999cm" svg:y1="18cm" svg:x2="17.499cm" svg:y2="19.5cm" draw:start-shape="id24" draw:start-glue-point="4" draw:end-shape="id21" draw:end-glue-point="4" svg:d="m14999 18000v-500h2500v2000">
          <text:p/>
        </draw:connector>
        <draw:connector draw:style-name="gr8" draw:text-style-name="P2" draw:layer="layout" svg:x1="12.499cm" svg:y1="18cm" svg:x2="17.499cm" svg:y2="19.5cm" draw:start-shape="id23" draw:start-glue-point="4" draw:end-shape="id21" draw:end-glue-point="4" svg:d="m12499 18000v-500h5000v2000">
          <text:p/>
        </draw:connector>
        <draw:connector draw:style-name="gr8" draw:text-style-name="P2" draw:id="id25" draw:layer="layout" draw:line-skew="-0.251cm" svg:x1="14.999cm" svg:y1="19.5cm" svg:x2="9.751cm" svg:y2="21.5cm" draw:start-shape="id24" draw:start-glue-point="6" svg:d="m14999 19500v1000h-5248v1000">
          <text:p/>
        </draw:connector>
        <draw:frame draw:style-name="gr7" draw:text-style-name="P8" draw:layer="layout" svg:width="6.907cm" svg:height="0.645cm" svg:x="12.457cm" svg:y="21.355cm">
          <draw:text-box>
            <text:p text:style-name="P3"><text:span text:style-name="T2">provide NM merged settings and execute</text:span></text:p>
          </draw:text-box>
        </draw:frame>
        <draw:frame draw:style-name="gr7" draw:text-style-name="P8" draw:layer="layout" svg:width="2.957cm" svg:height="0.645cm" svg:x="16.005cm" svg:y="18.355cm">
          <draw:text-box>
            <text:p text:style-name="P3"><text:span text:style-name="T2">provide settings</text:span></text:p>
          </draw:text-box>
        </draw:frame>
        <draw:frame draw:style-name="gr12" draw:text-style-name="P10" draw:layer="layout" svg:width="2.479cm" svg:height="0.569cm" svg:x="11.5cm" svg:y="17.431cm">
          <draw:text-box>
            <text:p text:style-name="P10"><text:span text:style-name="T3">pppd NM plugin</text:span></text:p>
          </draw:text-box>
        </draw:frame>
        <draw:frame draw:style-name="gr12" draw:text-style-name="P10" draw:layer="layout" svg:width="2.758cm" svg:height="0.569cm" svg:x="13.742cm" svg:y="17.431cm">
          <draw:text-box>
            <text:p text:style-name="P10"><text:span text:style-name="T3">dhclient NM script</text:span></text:p>
          </draw:text-box>
        </draw:frame>
        <draw:frame draw:style-name="gr7" draw:text-style-name="P7" draw:layer="layout" svg:width="3.711cm" svg:height="0.725cm" svg:x="3.789cm" svg:y="11.5cm">
          <draw:text-box>
            <text:p text:style-name="P3"><text:span text:style-name="T1">backup and write</text:span></text:p>
          </draw:text-box>
        </draw:frame>
        <draw:connector draw:style-name="gr13" draw:text-style-name="P2" draw:layer="layout" draw:line-skew="0cm -1.225cm" svg:x1="16.5cm" svg:y1="20.249cm" svg:x2="9.751cm" svg:y2="21.5cm" draw:start-shape="id21" draw:start-glue-point="5" draw:end-shape="id25" draw:end-glue-point="3" svg:d="m16500 20249h-638v751h-6111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21$Build-9319</meta:generator>
    <meta:creation-date>2008-07-24T10:30:53</meta:creation-date>
    <dc:date>2009-01-23T13:45:15</dc:date>
    <meta:editing-cycles>14</meta:editing-cycles>
    <meta:editing-duration>PT04H35M22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